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6pt" fo:font-weight="bold" officeooo:rsid="0006cae2" officeooo:paragraph-rsid="0006cae2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DejaVu Sans" fo:font-size="16pt" fo:font-weight="normal" officeooo:rsid="000a4c60" officeooo:paragraph-rsid="000a4c60" style:font-size-asian="16pt" style:font-weight-asian="normal" style:font-size-complex="16pt" style:font-weight-complex="normal"/>
    </style:style>
    <style:style style:name="P3" style:family="paragraph" style:parent-style-name="Standard">
      <style:text-properties style:font-name="DejaVu Sans" officeooo:rsid="0006cae2" officeooo:paragraph-rsid="0006cae2"/>
    </style:style>
    <style:style style:name="P4" style:family="paragraph" style:parent-style-name="Standard">
      <style:text-properties style:font-name="DejaVu Sans" fo:font-weight="bold" officeooo:rsid="0006cae2" officeooo:paragraph-rsid="0006cae2" style:font-weight-asian="bold" style:font-weight-complex="bold"/>
    </style:style>
    <style:style style:name="P5" style:family="paragraph" style:parent-style-name="Standard">
      <style:text-properties style:font-name="DejaVu Sans" fo:font-style="italic" officeooo:rsid="0006cae2" officeooo:paragraph-rsid="0006cae2" style:font-style-asian="italic" style:font-style-complex="italic"/>
    </style:style>
    <style:style style:name="P6" style:family="paragraph" style:parent-style-name="Standard">
      <style:text-properties style:font-name="DejaVu Sans" fo:font-style="italic" officeooo:rsid="0006cae2" officeooo:paragraph-rsid="0009d6ee" style:font-style-asian="italic" style:font-style-complex="italic"/>
    </style:style>
    <style:style style:name="P7" style:family="paragraph" style:parent-style-name="Standard">
      <style:text-properties style:font-name="DejaVu Sans" fo:font-style="italic" officeooo:rsid="0009d6ee" officeooo:paragraph-rsid="0009d6ee" style:font-style-asian="italic" style:font-style-complex="italic"/>
    </style:style>
    <style:style style:name="P8" style:family="paragraph" style:parent-style-name="Standard">
      <style:text-properties style:font-name="DejaVu Sans" fo:font-style="italic" officeooo:rsid="000bff6d" officeooo:paragraph-rsid="000bff6d" style:font-style-asian="italic" style:font-style-complex="italic"/>
    </style:style>
    <style:style style:name="P9" style:family="paragraph" style:parent-style-name="Standard">
      <style:text-properties style:font-name="DejaVu Sans" officeooo:rsid="0007a5d3" officeooo:paragraph-rsid="0007a5d3"/>
    </style:style>
    <style:style style:name="P10" style:family="paragraph" style:parent-style-name="Standard">
      <style:text-properties style:font-name="DejaVu Sans" officeooo:rsid="0007a5d3" officeooo:paragraph-rsid="0009d6ee"/>
    </style:style>
    <style:style style:name="P11" style:family="paragraph" style:parent-style-name="Standard">
      <style:text-properties style:font-name="DejaVu Sans" officeooo:rsid="0009d6ee" officeooo:paragraph-rsid="0009d6ee"/>
    </style:style>
    <style:style style:name="P12" style:family="paragraph" style:parent-style-name="Standard">
      <style:text-properties style:font-name="DejaVu Sans" fo:font-style="normal" officeooo:rsid="0009d6ee" officeooo:paragraph-rsid="0009d6ee" style:font-style-asian="normal" style:font-style-complex="normal"/>
    </style:style>
    <style:style style:name="P13" style:family="paragraph" style:parent-style-name="Standard">
      <style:text-properties style:font-name="DejaVu Sans" officeooo:rsid="000bff6d" officeooo:paragraph-rsid="000bff6d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font-name="DejaVu Sans" officeooo:rsid="000bff6d" officeooo:paragraph-rsid="000bff6d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font-name="DejaVu Sans" officeooo:rsid="0009d6ee" officeooo:paragraph-rsid="0009d6ee"/>
    </style:style>
    <style:style style:name="T1" style:family="text">
      <style:text-properties officeooo:rsid="00087f03"/>
    </style:style>
    <style:style style:name="T2" style:family="text">
      <style:text-properties officeooo:rsid="0009d6ee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hnical Document </text:p>
      <text:p text:style-name="P2">By Nuno / Marius</text:p>
      <text:p text:style-name="P3"/>
      <text:p text:style-name="P4"/>
      <text:p text:style-name="P4"/>
      <text:p text:style-name="P4"/>
      <text:p text:style-name="P4">How to install / use GPS</text:p>
      <text:p text:style-name="P3"/>
      <text:p text:style-name="P5">1. Install PIP</text:p>
      <text:p text:style-name="P3"/>
      <text:p text:style-name="P3"><text:span text:style-name="T1">$ </text:span>sudo apt update</text:p>
      <text:p text:style-name="P3"><text:span text:style-name="T1">$ </text:span>sudo apt install python3-pip</text:p>
      <text:p text:style-name="P3"/>
      <text:p text:style-name="P3"/>
      <text:p text:style-name="P5">2. Install Pyserial</text:p>
      <text:p text:style-name="P3"/>
      <text:p text:style-name="P9">$ pip3 install pyserial</text:p>
      <text:p text:style-name="P3"/>
      <text:p text:style-name="P3"/>
      <text:p text:style-name="P6"><text:span text:style-name="T2">3</text:span>. <text:span text:style-name="T2">Change dev/ttyUSB0 speed to 4800 baud (as root)</text:span></text:p>
      <text:p text:style-name="P10"/>
      <text:p text:style-name="P10"># stty -F /dev/ttyUSB0 ispeed 4800</text:p>
      <text:p text:style-name="P10"/>
      <text:p text:style-name="P10"/>
      <text:p text:style-name="P7">4. Read port in command line <text:s/>(as root)</text:p>
      <text:p text:style-name="P11"><text:span text:style-name="T3"/></text:p>
      <text:p text:style-name="P12"># cat /dev/ttyUSB0</text:p>
      <text:p text:style-name="P11"/>
      <text:p text:style-name="P11"/>
      <text:p text:style-name="P8">5. Python script</text:p>
      <text:p text:style-name="P13"/>
      <text:p text:style-name="P13"/>
      <text:p text:style-name="P14">#Script to read USB GPS data directly from port - by Nuno Vieira</text:p>
      <text:p text:style-name="P14">#Pyserial must be installed first</text:p>
      <text:p text:style-name="P14"/>
      <text:p text:style-name="P14"/>
      <text:p text:style-name="P14">import serial</text:p>
      <text:p text:style-name="P14"/>
      <text:p text:style-name="P14">with serial.Serial('/dev/ttyUSB0', 4800, timeout=1) as ser:</text:p>
      <text:p text:style-name="P14"><text:tab/>latitude = ''</text:p>
      <text:p text:style-name="P14"><text:tab/>longitude = ''</text:p>
      <text:p text:style-name="P14"><text:tab/>while True:</text:p>
      <text:p text:style-name="P14"><text:tab/><text:tab/>line = ser.readline().decode('ascii', errors='replace')</text:p>
      <text:p text:style-name="P14"><text:tab/><text:tab/>if "GPGGA" in line.strip():</text:p>
      <text:p text:style-name="P14"><text:tab/><text:tab/><text:tab/>print(line.strip())</text:p>
      <text:p text:style-name="P14"><text:tab/><text:tab/><text:tab/>time,lat,dir1,longi,dir2,qual,sats = line.strip().split(",")[1:8]</text:p>
      <text:p text:style-name="P14"/>
      <text:p text:style-name="P14"><text:soft-page-break/><text:tab/><text:tab/><text:tab/>print("UTC time: "+time[0:2]+":"+time[2:4]+":"+time[4:6])</text:p>
      <text:p text:style-name="P14"><text:tab/><text:tab/><text:tab/>print("Latitude: " + lat + " " + dir1)</text:p>
      <text:p text:style-name="P14"><text:tab/><text:tab/><text:tab/>print("Longitude: " + longi + " " + dir2)</text:p>
      <text:p text:style-name="P14"><text:tab/><text:tab/><text:tab/>print("Used satellites: " + sats)</text:p>
      <text:p text:style-name="P14"><text:tab/><text:tab/><text:tab/>print()</text:p>
      <text:p text:style-name="P14"><text:tab/><text:tab/> <text:s text:c="3"/></text:p>
      <text:p text:style-name="P14">#1 <text:s text:c="3"/>= UTC of Position</text:p>
      <text:p text:style-name="P14">#2 <text:s text:c="3"/>= Latitude</text:p>
      <text:p text:style-name="P14">#3 <text:s text:c="3"/>= N or S</text:p>
      <text:p text:style-name="P14">#4 <text:s text:c="3"/>= Longitude</text:p>
      <text:p text:style-name="P14">#5 <text:s text:c="3"/>= E or W</text:p>
      <text:p text:style-name="P14">#6 <text:s text:c="3"/>= GPS quality indicator (0=invalid; 1=GPS fix; 2=Diff. GPS fix)</text:p>
      <text:p text:style-name="P14">#7 <text:s text:c="3"/>= Number of satellites in use [not those in view]</text:p>
      <text:p text:style-name="P14">#8 <text:s text:c="3"/>= Horizontal dilution of position</text:p>
      <text:p text:style-name="P14">#9 <text:s text:c="3"/>= Antenna altitude above/below mean sea level (geoid)</text:p>
      <text:p text:style-name="P14">#10 <text:s text:c="2"/>= Meters <text:s/>(Antenna height unit)</text:p>
      <text:p text:style-name="P14">#11 <text:s text:c="2"/>= Geoidal separation (Diff. between WGS-84 earth ellipsoid and</text:p>
      <text:p text:style-name="P14"># <text:s text:c="6"/>mean sea level. <text:s/>-=geoid is below WGS-84 ellipsoid)</text:p>
      <text:p text:style-name="P14">#12 <text:s text:c="2"/>= Meters <text:s/>(Units of geoidal separation)</text:p>
      <text:p text:style-name="P14">#13 <text:s text:c="2"/>= Age in seconds since last update from diff. reference station</text:p>
      <text:p text:style-name="P14">#14 <text:s text:c="2"/>= Diff. reference station ID#</text:p>
      <text:p text:style-name="P14">#15 <text:s text:c="2"/>= Checksum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4:57:08.871907705</meta:creation-date>
    <dc:date>2019-09-13T08:22:54.748231401</dc:date>
    <meta:editing-duration>PT11H4M5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6" meta:word-count="244" meta:character-count="1537" meta:non-whitespace-character-count="1254"/>
  </office:meta>
</office:document-meta>
</file>